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e264" officeooo:paragraph-rsid="0001e264"/>
    </style:style>
    <style:style style:name="P2" style:family="paragraph" style:parent-style-name="Standard">
      <style:paragraph-properties fo:text-align="justify" style:justify-single-word="false"/>
      <style:text-properties officeooo:rsid="0001e264" officeooo:paragraph-rsid="0001e264"/>
    </style:style>
    <style:style style:name="P3" style:family="paragraph" style:parent-style-name="Standard">
      <style:paragraph-properties fo:text-align="justify" style:justify-single-word="false"/>
      <style:text-properties officeooo:rsid="0002e890" officeooo:paragraph-rsid="0002e890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2e890" officeooo:paragraph-rsid="0002e890" style:font-weight-asian="bold" style:font-weight-complex="bold"/>
    </style:style>
    <style:style style:name="P5" style:family="paragraph" style:parent-style-name="Standard">
      <style:paragraph-properties fo:break-before="page"/>
      <style:text-properties officeooo:rsid="0001e264" officeooo:paragraph-rsid="0001e264"/>
    </style:style>
    <style:style style:name="P6" style:family="paragraph" style:parent-style-name="Standard">
      <style:paragraph-properties fo:text-align="justify" style:justify-single-word="false" fo:break-before="page"/>
      <style:text-properties officeooo:rsid="0001e264" officeooo:paragraph-rsid="0001e264"/>
    </style:style>
    <style:style style:name="P7" style:family="paragraph" style:parent-style-name="Footer">
      <style:text-properties fo:font-size="8pt" style:font-size-asian="7pt" style:font-size-complex="8pt"/>
    </style:style>
    <style:style style:name="P8" style:family="paragraph" style:parent-style-name="Header">
      <style:text-properties officeooo:rsid="0001e264" officeooo:paragraph-rsid="0001e264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e264" officeooo:paragraph-rsid="0001e2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e264" officeooo:paragraph-rsid="0001e2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font-size="8pt" fo:font-weight="bold" officeooo:rsid="0001e264" officeooo:paragraph-rsid="0001e264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font-size="8pt" style:font-size-asian="7pt" style:font-size-complex="8pt"/>
    </style:style>
    <style:style style:name="P13" style:family="paragraph" style:parent-style-name="Subtitle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itle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ágina de rosto</text:p>
      <text:p text:style-name="P1">Imagem / Log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Índi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4"><text:toc-mark-start text:id="IMark2580183422648" text:outline-level="1"/>1. Introdução<text:toc-mark-end text:id="IMark2580183422648"/></text:p>
      <text:p text:style-name="P3"/>
      <text:p text:style-name="P13"><text:toc-mark-start text:id="IMark2580183422552" text:outline-level="1"/>1.1. Subtítulo<text:toc-mark-end text:id="IMark2580183422552"/></text:p>
      <text:p text:style-name="P3"/>
      <text:p text:style-name="P4">1.1.1. Item</text:p>
      <text:p text:style-name="P3"/>
      <text:p text:style-name="P4">a.<text:span text:style-name="T1"> SubItens 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e264" officeooo:paragraph-rsid="0001e2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e264" officeooo:paragraph-rsid="0001e2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3" style:family="paragraph" style:parent-style-name="Header">
      <style:text-properties officeooo:rsid="0001e264" officeooo:paragraph-rsid="0001e264"/>
    </style:style>
    <style:style style:name="MP4" style:family="paragraph" style:parent-style-name="Table_20_Contents">
      <style:text-properties fo:font-size="8pt" style:font-size-asian="7pt" style:font-size-complex="8pt"/>
    </style:style>
    <style:style style:name="MP5" style:family="paragraph" style:parent-style-name="Table_20_Contents">
      <style:paragraph-properties fo:text-align="end" style:justify-single-word="false"/>
      <style:text-properties fo:font-size="8pt" fo:font-weight="bold" officeooo:rsid="0001e264" officeooo:paragraph-rsid="0001e264" style:font-size-asian="8pt" style:font-weight-asian="bold" style:font-size-complex="8pt" style:font-weight-complex="bold"/>
    </style:style>
    <style:style style:name="MP6" style:family="paragraph" style:parent-style-name="Footer">
      <style:text-properties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94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 table:number-columns-repeated="2"/>
          <table:table-row>
            <table:table-cell table:style-name="Tabela2.A1" office:value-type="string">
              <text:p text:style-name="MP1">LOGO <text:s text:c="4"/>WR Sistema</text:p>
            </table:table-cell>
            <table:table-cell table:style-name="Tabela2.A1" office:value-type="string">
              <text:p text:style-name="MP2">Manual do Usuário</text:p>
            </table:table-cell>
          </table:table-row>
        </table:table>
        <text:p text:style-name="MP3"/>
      </style:header>
      <loext:header-first>
        <text:p text:style-name="Header"/>
      </loext:header-first>
      <style:footer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Página <text:page-number text:select-page="current">3</text:page-number><text:s/>de <text:page-count>3</text:page-count>.</text:p>
            </table:table-cell>
          </table:table-row>
        </table:table>
        <text:p text:style-name="MP6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3:53:54.991000000</meta:creation-date>
    <dc:date>2019-03-04T14:24:19.243000000</dc:date>
    <meta:editing-duration>PT9M10S</meta:editing-duration>
    <meta:editing-cycles>1</meta:editing-cycles>
    <meta:document-statistic meta:table-count="2" meta:image-count="0" meta:object-count="0" meta:page-count="3" meta:paragraph-count="10" meta:word-count="25" meta:character-count="134" meta:non-whitespace-character-count="114"/>
    <meta:generator>LibreOffice/6.1.4.2$Windows_X86_64 LibreOffice_project/9d0f32d1f0b509096fd65e0d4bec26ddd1938fd3</meta:generator>
  </office:meta>
</office:document-meta>
</file>